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66cm"/>
    </style:style>
    <style:style style:name="co3" style:family="table-column">
      <style:table-column-properties fo:break-before="auto" style:column-width="3.124cm"/>
    </style:style>
    <style:style style:name="co4" style:family="table-column">
      <style:table-column-properties fo:break-before="auto" style:column-width="2.604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Standard_5f_FehlZählenwenn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Standard_5f_FehlZählenwenn" style:data-style-name="N36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Standard_5f_FehlZählenwenn" style:data-style-name="N1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Standard_5f_FehlZählenwenn" style:data-style-name="N1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"/>
    <style:style style:name="ce18" style:family="table-cell" style:parent-style-name="Standard_5f_FehlZählenwenn" style:data-style-name="N197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Standard_5f_FehlZählenwenn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bottom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Standard_5f_FehlZählenwenn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Standard_5f_FehlZählenwenn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Anwesenheitsliste" table:style-name="ta1">
        <table:table-column table:style-name="co1" table:default-cell-style-name="Default"/>
        <table:table-column table:style-name="co2" table:number-columns-repeated="2" table:default-cell-style-name="ce1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4" office:value-type="string" calcext:value-type="string">
            <text:p>Tag</text:p>
          </table:table-cell>
          <table:table-cell table:style-name="ce14" office:value-type="string" calcext:value-type="string">
            <text:p>Wochentag</text:p>
          </table:table-cell>
          <table:table-cell table:style-name="ce4" office:value-type="string" calcext:value-type="string">
            <text:p>Mitarbeiter A</text:p>
          </table:table-cell>
          <table:table-cell table:style-name="ce4" office:value-type="string" calcext:value-type="string">
            <text:p>Mitarbeiter B</text:p>
          </table:table-cell>
          <table:table-cell table:style-name="ce4" office:value-type="string" calcext:value-type="string">
            <text:p>Mitarbeiter C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3-01" calcext:value-type="date">
            <text:p>01.03.2015</text:p>
          </table:table-cell>
          <table:table-cell table:style-name="ce15" table:formula="of:=WEEKDAY([.A2])" office:value-type="float" office:value="1" calcext:value-type="float">
            <text:p>1</text:p>
          </table:table-cell>
          <table:table-cell table:style-name="ce18" table:formula="of:=WEEKDAY([.A2])" office:value-type="date" office:date-value="1899-12-31" calcext:value-type="date">
            <text:p>So.</text:p>
          </table:table-cell>
          <table:table-cell table:style-name="Default" table:number-columns-repeated="3"/>
          <table:table-cell/>
          <table:table-cell table:style-name="ce3" office:value-type="string" calcext:value-type="string">
            <text:p>Legende:</text:p>
          </table:table-cell>
        </table:table-row>
        <table:table-row table:style-name="ro1">
          <table:table-cell table:style-name="ce2" office:value-type="date" office:date-value="2015-03-02" calcext:value-type="date">
            <text:p>02.03.2015</text:p>
          </table:table-cell>
          <table:table-cell table:style-name="ce15" table:formula="of:=WEEKDAY([.A3])" office:value-type="float" office:value="2" calcext:value-type="float">
            <text:p>2</text:p>
          </table:table-cell>
          <table:table-cell table:style-name="ce18" table:formula="of:=WEEKDAY([.A3])" office:value-type="date" office:date-value="1900-01-01" calcext:value-type="date">
            <text:p>Mo.</text:p>
          </table:table-cell>
          <table:table-cell table:number-columns-repeated="3" table:style-name="ce5" office:value-type="string" calcext:value-type="string">
            <text:p>A</text:p>
          </table:table-cell>
          <table:table-cell/>
          <table:table-cell table:style-name="ce8" office:value-type="string" calcext:value-type="string">
            <text:p>A = Anwesend</text:p>
          </table:table-cell>
        </table:table-row>
        <table:table-row table:style-name="ro1">
          <table:table-cell table:style-name="ce2" office:value-type="date" office:date-value="2015-03-03" calcext:value-type="date">
            <text:p>03.03.2015</text:p>
          </table:table-cell>
          <table:table-cell table:style-name="ce15" table:formula="of:=WEEKDAY([.A4])" office:value-type="float" office:value="3" calcext:value-type="float">
            <text:p>3</text:p>
          </table:table-cell>
          <table:table-cell table:style-name="ce18" table:formula="of:=WEEKDAY([.A4])" office:value-type="date" office:date-value="1900-01-02" calcext:value-type="date">
            <text:p>Di.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8" office:value-type="string" calcext:value-type="string">
            <text:p>E = Sonstiger entschuldigter Fehltag</text:p>
          </table:table-cell>
        </table:table-row>
        <table:table-row table:style-name="ro1">
          <table:table-cell table:style-name="ce2" office:value-type="date" office:date-value="2015-03-04" calcext:value-type="date">
            <text:p>04.03.2015</text:p>
          </table:table-cell>
          <table:table-cell table:style-name="ce15" table:formula="of:=WEEKDAY([.A5])" office:value-type="float" office:value="4" calcext:value-type="float">
            <text:p>4</text:p>
          </table:table-cell>
          <table:table-cell table:style-name="ce18" table:formula="of:=WEEKDAY([.A5])" office:value-type="date" office:date-value="1900-01-03" calcext:value-type="date">
            <text:p>Mi.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8" office:value-type="string" calcext:value-type="string">
            <text:p>U = Urlaub</text:p>
          </table:table-cell>
        </table:table-row>
        <table:table-row table:style-name="ro1">
          <table:table-cell table:style-name="ce2" office:value-type="date" office:date-value="2015-03-05" calcext:value-type="date">
            <text:p>05.03.2015</text:p>
          </table:table-cell>
          <table:table-cell table:style-name="ce15" table:formula="of:=WEEKDAY([.A6])" office:value-type="float" office:value="5" calcext:value-type="float">
            <text:p>5</text:p>
          </table:table-cell>
          <table:table-cell table:style-name="ce18" table:formula="of:=WEEKDAY([.A6])" office:value-type="date" office:date-value="1900-01-04" calcext:value-type="date">
            <text:p>Do.</text:p>
          </table:table-cell>
          <table:table-cell table:number-columns-repeated="3" table:style-name="ce5" office:value-type="string" calcext:value-type="string">
            <text:p>A</text:p>
          </table:table-cell>
          <table:table-cell/>
          <table:table-cell table:style-name="ce8" office:value-type="string" calcext:value-type="string">
            <text:p>K = Krank</text:p>
          </table:table-cell>
        </table:table-row>
        <table:table-row table:style-name="ro1">
          <table:table-cell table:style-name="ce2" office:value-type="date" office:date-value="2015-03-06" calcext:value-type="date">
            <text:p>06.03.2015</text:p>
          </table:table-cell>
          <table:table-cell table:style-name="ce15" table:formula="of:=WEEKDAY([.A7])" office:value-type="float" office:value="6" calcext:value-type="float">
            <text:p>6</text:p>
          </table:table-cell>
          <table:table-cell table:style-name="ce18" table:formula="of:=WEEKDAY([.A7])" office:value-type="date" office:date-value="1900-01-05" calcext:value-type="date">
            <text:p>Fr.</text:p>
          </table:table-cell>
          <table:table-cell table:style-name="ce5" office:value-type="string" calcext:value-type="string">
            <text:p>U</text:p>
          </table:table-cell>
          <table:table-cell table:number-columns-repeated="2" table:style-name="ce5" office:value-type="string" calcext:value-type="string">
            <text:p>A</text:p>
          </table:table-cell>
          <table:table-cell/>
          <table:table-cell table:style-name="ce8" office:value-type="string" calcext:value-type="string">
            <text:p>Zahl = Anwesenheit in Stunden</text:p>
          </table:table-cell>
        </table:table-row>
        <table:table-row table:style-name="ro1">
          <table:table-cell table:style-name="ce2" office:value-type="date" office:date-value="2015-03-07" calcext:value-type="date">
            <text:p>07.03.2015</text:p>
          </table:table-cell>
          <table:table-cell table:style-name="ce15" table:formula="of:=WEEKDAY([.A8])" office:value-type="float" office:value="7" calcext:value-type="float">
            <text:p>7</text:p>
          </table:table-cell>
          <table:table-cell table:style-name="ce18" table:formula="of:=WEEKDAY([.A8])" office:value-type="date" office:date-value="1900-01-06" calcext:value-type="date">
            <text:p>Sa.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A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3-08" calcext:value-type="date">
            <text:p>08.03.2015</text:p>
          </table:table-cell>
          <table:table-cell table:style-name="ce15" table:formula="of:=WEEKDAY([.A9])" office:value-type="float" office:value="1" calcext:value-type="float">
            <text:p>1</text:p>
          </table:table-cell>
          <table:table-cell table:style-name="ce18" table:formula="of:=WEEKDAY([.A9])" office:value-type="date" office:date-value="1899-12-31" calcext:value-type="date">
            <text:p>So.</text:p>
          </table:table-cell>
          <table:table-cell table:style-name="Default" table:number-columns-repeated="3"/>
          <table:table-cell/>
          <table:table-cell table:style-name="ce3" office:value-type="string" calcext:value-type="string">
            <text:p>Arbeitstage im Monat:</text:p>
          </table:table-cell>
        </table:table-row>
        <table:table-row table:style-name="ro1">
          <table:table-cell table:style-name="ce2" office:value-type="date" office:date-value="2015-03-09" calcext:value-type="date">
            <text:p>09.03.2015</text:p>
          </table:table-cell>
          <table:table-cell table:style-name="ce15" table:formula="of:=WEEKDAY([.A10])" office:value-type="float" office:value="2" calcext:value-type="float">
            <text:p>2</text:p>
          </table:table-cell>
          <table:table-cell table:style-name="ce18" table:formula="of:=WEEKDAY([.A10])" office:value-type="date" office:date-value="1900-01-01" calcext:value-type="date">
            <text:p>Mo.</text:p>
          </table:table-cell>
          <table:table-cell table:style-name="ce5" office:value-type="string" calcext:value-type="string">
            <text:p>U</text:p>
          </table:table-cell>
          <table:table-cell table:number-columns-repeated="2" table:style-name="ce5" office:value-type="string" calcext:value-type="string">
            <text:p>A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date" office:date-value="2015-03-10" calcext:value-type="date">
            <text:p>10.03.2015</text:p>
          </table:table-cell>
          <table:table-cell table:style-name="ce15" table:formula="of:=WEEKDAY([.A11])" office:value-type="float" office:value="3" calcext:value-type="float">
            <text:p>3</text:p>
          </table:table-cell>
          <table:table-cell table:style-name="ce18" table:formula="of:=WEEKDAY([.A11])" office:value-type="date" office:date-value="1900-01-02" calcext:value-type="date">
            <text:p>Di.</text:p>
          </table:table-cell>
          <table:table-cell table:number-columns-repeated="3" table:style-name="ce5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3-11" calcext:value-type="date">
            <text:p>11.03.2015</text:p>
          </table:table-cell>
          <table:table-cell table:style-name="ce15" table:formula="of:=WEEKDAY([.A12])" office:value-type="float" office:value="4" calcext:value-type="float">
            <text:p>4</text:p>
          </table:table-cell>
          <table:table-cell table:style-name="ce18" table:formula="of:=WEEKDAY([.A12])" office:value-type="date" office:date-value="1900-01-03" calcext:value-type="date">
            <text:p>Mi.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3-12" calcext:value-type="date">
            <text:p>12.03.2015</text:p>
          </table:table-cell>
          <table:table-cell table:style-name="ce15" table:formula="of:=WEEKDAY([.A13])" office:value-type="float" office:value="5" calcext:value-type="float">
            <text:p>5</text:p>
          </table:table-cell>
          <table:table-cell table:style-name="ce18" table:formula="of:=WEEKDAY([.A13])" office:value-type="date" office:date-value="1900-01-04" calcext:value-type="date">
            <text:p>Do.</text:p>
          </table:table-cell>
          <table:table-cell table:number-columns-repeated="3" table:style-name="ce5"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3-13" calcext:value-type="date">
            <text:p>13.03.2015</text:p>
          </table:table-cell>
          <table:table-cell table:style-name="ce15" table:formula="of:=WEEKDAY([.A14])" office:value-type="float" office:value="6" calcext:value-type="float">
            <text:p>6</text:p>
          </table:table-cell>
          <table:table-cell table:style-name="ce18" table:formula="of:=WEEKDAY([.A14])" office:value-type="date" office:date-value="1900-01-05" calcext:value-type="date">
            <text:p>Fr.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5"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3-14" calcext:value-type="date">
            <text:p>14.03.2015</text:p>
          </table:table-cell>
          <table:table-cell table:style-name="ce15" table:formula="of:=WEEKDAY([.A15])" office:value-type="float" office:value="7" calcext:value-type="float">
            <text:p>7</text:p>
          </table:table-cell>
          <table:table-cell table:style-name="ce18" table:formula="of:=WEEKDAY([.A15])" office:value-type="date" office:date-value="1900-01-06" calcext:value-type="date">
            <text:p>Sa.</text:p>
          </table:table-cell>
          <table:table-cell table:style-name="ce5" office:value-type="string" calcext:value-type="string">
            <text:p>K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3-15" calcext:value-type="date">
            <text:p>15.03.2015</text:p>
          </table:table-cell>
          <table:table-cell table:style-name="ce15" table:formula="of:=WEEKDAY([.A16])" office:value-type="float" office:value="1" calcext:value-type="float">
            <text:p>1</text:p>
          </table:table-cell>
          <table:table-cell table:style-name="ce18" table:formula="of:=WEEKDAY([.A16])" office:value-type="date" office:date-value="1899-12-31" calcext:value-type="date">
            <text:p>So.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" office:value-type="date" office:date-value="2015-03-16" calcext:value-type="date">
            <text:p>16.03.2015</text:p>
          </table:table-cell>
          <table:table-cell table:style-name="ce15" table:formula="of:=WEEKDAY([.A17])" office:value-type="float" office:value="2" calcext:value-type="float">
            <text:p>2</text:p>
          </table:table-cell>
          <table:table-cell table:style-name="ce18" table:formula="of:=WEEKDAY([.A17])" office:value-type="date" office:date-value="1900-01-01" calcext:value-type="date">
            <text:p>Mo.</text:p>
          </table:table-cell>
          <table:table-cell table:style-name="ce5" office:value-type="string" calcext:value-type="string">
            <text:p>K</text:p>
          </table:table-cell>
          <table:table-cell table:number-columns-repeated="2" table:style-name="ce5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3-17" calcext:value-type="date">
            <text:p>17.03.2015</text:p>
          </table:table-cell>
          <table:table-cell table:style-name="ce15" table:formula="of:=WEEKDAY([.A18])" office:value-type="float" office:value="3" calcext:value-type="float">
            <text:p>3</text:p>
          </table:table-cell>
          <table:table-cell table:style-name="ce18" table:formula="of:=WEEKDAY([.A18])" office:value-type="date" office:date-value="1900-01-02" calcext:value-type="date">
            <text:p>Di.</text:p>
          </table:table-cell>
          <table:table-cell table:style-name="ce5" office:value-type="string" calcext:value-type="string">
            <text:p>K</text:p>
          </table:table-cell>
          <table:table-cell table:number-columns-repeated="2" table:style-name="ce5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3-18" calcext:value-type="date">
            <text:p>18.03.2015</text:p>
          </table:table-cell>
          <table:table-cell table:style-name="ce15" table:formula="of:=WEEKDAY([.A19])" office:value-type="float" office:value="4" calcext:value-type="float">
            <text:p>4</text:p>
          </table:table-cell>
          <table:table-cell table:style-name="ce18" table:formula="of:=WEEKDAY([.A19])" office:value-type="date" office:date-value="1900-01-03" calcext:value-type="date">
            <text:p>Mi.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3-19" calcext:value-type="date">
            <text:p>19.03.2015</text:p>
          </table:table-cell>
          <table:table-cell table:style-name="ce15" table:formula="of:=WEEKDAY([.A20])" office:value-type="float" office:value="5" calcext:value-type="float">
            <text:p>5</text:p>
          </table:table-cell>
          <table:table-cell table:style-name="ce18" table:formula="of:=WEEKDAY([.A20])" office:value-type="date" office:date-value="1900-01-04" calcext:value-type="date">
            <text:p>Do.</text:p>
          </table:table-cell>
          <table:table-cell table:style-name="ce5" office:value-type="string" calcext:value-type="string">
            <text:p>K</text:p>
          </table:table-cell>
          <table:table-cell table:number-columns-repeated="2" table:style-name="ce5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3-20" calcext:value-type="date">
            <text:p>20.03.2015</text:p>
          </table:table-cell>
          <table:table-cell table:style-name="ce15" table:formula="of:=WEEKDAY([.A21])" office:value-type="float" office:value="6" calcext:value-type="float">
            <text:p>6</text:p>
          </table:table-cell>
          <table:table-cell table:style-name="ce18" table:formula="of:=WEEKDAY([.A21])" office:value-type="date" office:date-value="1900-01-05" calcext:value-type="date">
            <text:p>Fr.</text:p>
          </table:table-cell>
          <table:table-cell table:style-name="ce5" office:value-type="string" calcext:value-type="string">
            <text:p>K</text:p>
          </table:table-cell>
          <table:table-cell table:number-columns-repeated="2" table:style-name="ce5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3-21" calcext:value-type="date">
            <text:p>21.03.2015</text:p>
          </table:table-cell>
          <table:table-cell table:style-name="ce15" table:formula="of:=WEEKDAY([.A22])" office:value-type="float" office:value="7" calcext:value-type="float">
            <text:p>7</text:p>
          </table:table-cell>
          <table:table-cell table:style-name="ce18" table:formula="of:=WEEKDAY([.A22])" office:value-type="date" office:date-value="1900-01-06" calcext:value-type="date">
            <text:p>Sa.</text:p>
          </table:table-cell>
          <table:table-cell table:style-name="ce5" office:value-type="string" calcext:value-type="string">
            <text:p>E</text:p>
          </table:table-cell>
          <table:table-cell table:number-columns-repeated="2" table:style-name="ce5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3-22" calcext:value-type="date">
            <text:p>22.03.2015</text:p>
          </table:table-cell>
          <table:table-cell table:style-name="ce15" table:formula="of:=WEEKDAY([.A23])" office:value-type="float" office:value="1" calcext:value-type="float">
            <text:p>1</text:p>
          </table:table-cell>
          <table:table-cell table:style-name="ce18" table:formula="of:=WEEKDAY([.A23])" office:value-type="date" office:date-value="1899-12-31" calcext:value-type="date">
            <text:p>So.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" office:value-type="date" office:date-value="2015-03-23" calcext:value-type="date">
            <text:p>23.03.2015</text:p>
          </table:table-cell>
          <table:table-cell table:style-name="ce15" table:formula="of:=WEEKDAY([.A24])" office:value-type="float" office:value="2" calcext:value-type="float">
            <text:p>2</text:p>
          </table:table-cell>
          <table:table-cell table:style-name="ce18" table:formula="of:=WEEKDAY([.A24])" office:value-type="date" office:date-value="1900-01-01" calcext:value-type="date">
            <text:p>Mo.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3-24" calcext:value-type="date">
            <text:p>24.03.2015</text:p>
          </table:table-cell>
          <table:table-cell table:style-name="ce15" table:formula="of:=WEEKDAY([.A25])" office:value-type="float" office:value="3" calcext:value-type="float">
            <text:p>3</text:p>
          </table:table-cell>
          <table:table-cell table:style-name="ce18" table:formula="of:=WEEKDAY([.A25])" office:value-type="date" office:date-value="1900-01-02" calcext:value-type="date">
            <text:p>Di.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3-25" calcext:value-type="date">
            <text:p>25.03.2015</text:p>
          </table:table-cell>
          <table:table-cell table:style-name="ce15" table:formula="of:=WEEKDAY([.A26])" office:value-type="float" office:value="4" calcext:value-type="float">
            <text:p>4</text:p>
          </table:table-cell>
          <table:table-cell table:style-name="ce18" table:formula="of:=WEEKDAY([.A26])" office:value-type="date" office:date-value="1900-01-03" calcext:value-type="date">
            <text:p>Mi.</text:p>
          </table:table-cell>
          <table:table-cell table:number-columns-repeated="3" table:style-name="ce5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3-26" calcext:value-type="date">
            <text:p>26.03.2015</text:p>
          </table:table-cell>
          <table:table-cell table:style-name="ce15" table:formula="of:=WEEKDAY([.A27])" office:value-type="float" office:value="5" calcext:value-type="float">
            <text:p>5</text:p>
          </table:table-cell>
          <table:table-cell table:style-name="ce18" table:formula="of:=WEEKDAY([.A27])" office:value-type="date" office:date-value="1900-01-04" calcext:value-type="date">
            <text:p>Do.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3-27" calcext:value-type="date">
            <text:p>27.03.2015</text:p>
          </table:table-cell>
          <table:table-cell table:style-name="ce15" table:formula="of:=WEEKDAY([.A28])" office:value-type="float" office:value="6" calcext:value-type="float">
            <text:p>6</text:p>
          </table:table-cell>
          <table:table-cell table:style-name="ce18" table:formula="of:=WEEKDAY([.A28])" office:value-type="date" office:date-value="1900-01-05" calcext:value-type="date">
            <text:p>Fr.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3-28" calcext:value-type="date">
            <text:p>28.03.2015</text:p>
          </table:table-cell>
          <table:table-cell table:style-name="ce15" table:formula="of:=WEEKDAY([.A29])" office:value-type="float" office:value="7" calcext:value-type="float">
            <text:p>7</text:p>
          </table:table-cell>
          <table:table-cell table:style-name="ce18" table:formula="of:=WEEKDAY([.A29])" office:value-type="date" office:date-value="1900-01-06" calcext:value-type="date">
            <text:p>Sa.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3-29" calcext:value-type="date">
            <text:p>29.03.2015</text:p>
          </table:table-cell>
          <table:table-cell table:style-name="ce15" table:formula="of:=WEEKDAY([.A30])" office:value-type="float" office:value="1" calcext:value-type="float">
            <text:p>1</text:p>
          </table:table-cell>
          <table:table-cell table:style-name="ce18" table:formula="of:=WEEKDAY([.A30])" office:value-type="date" office:date-value="1899-12-31" calcext:value-type="date">
            <text:p>So.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" office:value-type="date" office:date-value="2015-03-30" calcext:value-type="date">
            <text:p>30.03.2015</text:p>
          </table:table-cell>
          <table:table-cell table:style-name="ce15" table:formula="of:=WEEKDAY([.A31])" office:value-type="float" office:value="2" calcext:value-type="float">
            <text:p>2</text:p>
          </table:table-cell>
          <table:table-cell table:style-name="ce18" table:formula="of:=WEEKDAY([.A31])" office:value-type="date" office:date-value="1900-01-01" calcext:value-type="date">
            <text:p>Mo.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 office:value-type="string" calcext:value-type="string">
            <text:p>U</text:p>
          </table:table-cell>
          <table:table-cell table:number-columns-repeated="2"/>
        </table:table-row>
        <table:table-row table:style-name="ro1">
          <table:table-cell table:style-name="ce2" office:value-type="date" office:date-value="2015-03-31" calcext:value-type="date">
            <text:p>31.03.2015</text:p>
          </table:table-cell>
          <table:table-cell table:style-name="ce15" table:formula="of:=WEEKDAY([.A32])" office:value-type="float" office:value="3" calcext:value-type="float">
            <text:p>3</text:p>
          </table:table-cell>
          <table:table-cell table:style-name="ce18" table:formula="of:=WEEKDAY([.A32])" office:value-type="date" office:date-value="1900-01-02" calcext:value-type="date">
            <text:p>Di.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 office:value-type="string" calcext:value-type="string">
            <text:p>U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Anwesenheitstage:</text:p>
          </table:table-cell>
          <table:table-cell table:number-columns-repeated="2"/>
          <table:table-cell table:style-name="ce7" table:formula="of:=COUNTIF([.D$2:.D$32];&quot;=A&quot;)" office:value-type="float" office:value="13" calcext:value-type="float">
            <text:p>13</text:p>
          </table:table-cell>
          <table:table-cell table:style-name="ce7" table:formula="of:=COUNTIF([.E$2:.E$32];&quot;=A&quot;)" office:value-type="float" office:value="16" calcext:value-type="float">
            <text:p>16</text:p>
          </table:table-cell>
          <table:table-cell table:style-name="ce7" table:formula="of:=COUNTIF([.F$2:.F$32];&quot;=A&quot;)"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teilweise Anwesenheit:</text:p>
          </table:table-cell>
          <table:table-cell table:number-columns-repeated="2"/>
          <table:table-cell table:style-name="ce7" table:formula="of:=COUNTIF([.D$2:.D$32];&quot;&gt;=0&quot;)" office:value-type="float" office:value="1" calcext:value-type="float">
            <text:p>1</text:p>
          </table:table-cell>
          <table:table-cell table:style-name="ce7" table:formula="of:=COUNTIF([.E$2:.E$32];&quot;&gt;=0&quot;)" office:value-type="float" office:value="2" calcext:value-type="float">
            <text:p>2</text:p>
          </table:table-cell>
          <table:table-cell table:style-name="ce7" table:formula="of:=COUNTIF([.F$2:.F$32];&quot;&gt;=0&quot;)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Krankheitstage:</text:p>
          </table:table-cell>
          <table:table-cell table:number-columns-repeated="2"/>
          <table:table-cell table:style-name="ce7" table:formula="of:=COUNTIF([.D$2:.D$32];&quot;=K&quot;)" office:value-type="float" office:value="7" calcext:value-type="float">
            <text:p>7</text:p>
          </table:table-cell>
          <table:table-cell table:style-name="ce7" table:formula="of:=COUNTIF([.E$2:.E$32];&quot;=K&quot;)" office:value-type="float" office:value="2" calcext:value-type="float">
            <text:p>2</text:p>
          </table:table-cell>
          <table:table-cell table:style-name="ce7" table:formula="of:=COUNTIF([.F$2:.F$32];&quot;=K&quot;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Urlaubstage:</text:p>
          </table:table-cell>
          <table:table-cell table:number-columns-repeated="2"/>
          <table:table-cell table:style-name="ce7" table:formula="of:=COUNTIF([.D$2:.D$32];&quot;=U&quot;)" office:value-type="float" office:value="3" calcext:value-type="float">
            <text:p>3</text:p>
          </table:table-cell>
          <table:table-cell table:style-name="ce7" table:formula="of:=COUNTIF([.E$2:.E$32];&quot;=U&quot;)" office:value-type="float" office:value="2" calcext:value-type="float">
            <text:p>2</text:p>
          </table:table-cell>
          <table:table-cell table:style-name="ce7" table:formula="of:=COUNTIF([.F$2:.F$32];&quot;=U&quot;)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Sonst. Fehltage:</text:p>
          </table:table-cell>
          <table:table-cell table:number-columns-repeated="2"/>
          <table:table-cell table:style-name="ce7" table:formula="of:=COUNTIF([.D$2:.D$32];&quot;=E&quot;)" office:value-type="float" office:value="2" calcext:value-type="float">
            <text:p>2</text:p>
          </table:table-cell>
          <table:table-cell table:style-name="ce7" table:formula="of:=COUNTIF([.E$2:.E$32];&quot;=E&quot;)" office:value-type="float" office:value="4" calcext:value-type="float">
            <text:p>4</text:p>
          </table:table-cell>
          <table:table-cell table:style-name="ce7" table:formula="of:=COUNTIF([.F$2:.F$32];&quot;=E&quot;)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%-Anteil Abwesenheiten:</text:p>
          </table:table-cell>
          <table:table-cell table:number-columns-repeated="2"/>
          <table:table-cell table:style-name="ce21" table:formula="of:=SUM([.D35:.D37])/SUM([.D33:.D37])" office:value-type="percentage" office:value="0.461538461538462" calcext:value-type="percentage">
            <text:p>46,15 %</text:p>
          </table:table-cell>
          <table:table-cell table:style-name="ce21" table:formula="of:=SUM([.E35:.E37])/SUM([.E33:.E37])" office:value-type="percentage" office:value="0.307692307692308" calcext:value-type="percentage">
            <text:p>30,77 %</text:p>
          </table:table-cell>
          <table:table-cell table:style-name="ce21" table:formula="of:=SUM([.F35:.F37])/SUM([.F33:.F37])" office:value-type="percentage" office:value="0.192307692307692" calcext:value-type="percentage">
            <text:p>19,23 %</text:p>
          </table:table-cell>
          <table:table-cell table:number-columns-repeated="2"/>
        </table:table-row>
        <table:table-row table:style-name="ro2" table:number-rows-repeated="1048537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Lösung" table:style-name="ta1">
        <table:shapes>
          <draw:frame draw:z-index="0" draw:style-name="gr1" draw:text-style-name="P1" svg:width="26.065cm" svg:height="14.661cm" svg:x="4.517cm" svg:y="2.71cm">
            <draw:object draw:notify-on-update-of-ranges="Anwesenheitsliste.A33:Anwesenheitsliste.A37 Anwesenheitsliste.D1:Anwesenheitsliste.D1 Anwesenheitsliste.D33:Anwesenheitsliste.D37 Anwesenheitsliste.E1:Anwesenheitsliste.E1 Anwesenheitsliste.E33:Anwesenheitsliste.E37 Anwesenheitsliste.F1:Anwesenheitsliste.F1 Anwesenheitsliste.F33:Anwesenheitsliste.F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Anwesenheitsliste.A1:Anwesenheitsliste.F32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2P0" style:volatile="true"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1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12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">
      <number:number number:decimal-places="2" number:min-decimal-places="2" number:min-integer-digits="1" number:grouping="true"/>
      <number:text> €</number:text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fill-character> </number:fill-character>
      <number:text>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2" style:volatile="true">
      <number:fill-character> </number:fill-character>
      <number:text>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4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0P0" style:volatile="true">
      <number:number number:decimal-places="0" number:min-decimal-places="0" number:min-integer-digits="1" number:grouping="true"/>
      <number:text> DM</number:text>
    </number:number-style>
    <number:number-style style:name="N140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  <number:text> DM</number:text>
    </number:number-style>
    <number:number-style style:name="N14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148P2" style:volatile="true">
      <number:fill-character> </number:fill-character>
      <number:text>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52P2" style:volatile="true">
      <number:fill-character> </number:fill-character>
      <number:text>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156P2" style:volatile="true"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60P2" style:volatile="true"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1" number:min-decimal-places="1" number:min-integer-digits="1"/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On</number:text>
    </number:number-style>
    <number:number-style style:name="N167P1" style:volatile="true">
      <number:text>On</number:text>
    </number:number-style>
    <number:number-style style:name="N167">
      <number:text>Off</number:text>
      <style:map style:condition="value()&gt;0" style:apply-style-name="N167P0"/>
      <style:map style:condition="value()&lt;0" style:apply-style-name="N167P1"/>
    </number:number-style>
    <number:number-style style:name="N17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0P2" style:volatile="true">
      <number:text> </number:text>
      <number:fill-character> </number:fill-character>
      <number:text>-   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3P2" style:volatile="true">
      <number:text> </number:text>
      <number:fill-character> </number:fill-character>
      <number:text>- €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2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182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182P2" style:volatile="true">
      <number:text> </number:text>
      <number:fill-character> </number:fill-character>
      <number:text>- DM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5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85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85P2" style:volatile="true">
      <number:text> </number:text>
      <number:fill-character> </number:fill-character>
      <number:text>-      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188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18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1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91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9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percentage-style style:name="N192">
      <number:number number:decimal-places="1" number:min-decimal-places="1" number:min-integer-digits="1"/>
      <number:text>%</number:text>
    </number:percentage-style>
    <number:date-style style:name="N193">
      <number:month number:textual="true"/>
      <number:text> </number:text>
      <number:year number:style="long"/>
    </number:date-style>
    <number:date-style style:name="N194">
      <number:day-of-week/>
    </number:date-style>
    <number:date-style style:name="N195">
      <number:day-of-week number:style="long"/>
      <number:text>, </number:text>
    </number:date-style>
    <number:date-style style:name="N196">
      <number:day-of-week number:style="long"/>
    </number:date-style>
    <number:date-style style:name="N197">
      <number:day-of-week/>
      <number:text>.</number:text>
    </number:dat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_32_0_20__25__20_-_20_Akzent1" style:display-name="20 % - Akz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0__25__20_-_20_Akzent2" style:display-name="20 % - Akzent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0__25__20_-_20_Akzent3" style:display-name="20 % - Akzent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0__25__20_-_20_Akzent4" style:display-name="20 % - Akz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0__25__20_-_20_Akzent5" style:display-name="20 % - Akz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0__25__20_-_20_Akzent6" style:display-name="20 % - Akzent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0__25__20_-_20_Akzent1" style:display-name="40 % - Akz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0__25__20_-_20_Akzent2" style:display-name="40 % - Akzent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0__25__20_-_20_Akzent3" style:display-name="40 % - Akzent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0__25__20_-_20_Akzent4" style:display-name="40 % - Akz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0__25__20_-_20_Akzent5" style:display-name="40 % - Akz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0__25__20_-_20_Akzent6" style:display-name="40 % - Akzent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0__25__20_-_20_Akzent1" style:display-name="60 % - Akzent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0__25__20_-_20_Akzent2" style:display-name="60 % - Akzent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0__25__20_-_20_Akzent3" style:display-name="60 % - Akzent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0__25__20_-_20_Akzent4" style:display-name="60 % - Akz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0__25__20_-_20_Akzent5" style:display-name="60 % - Akz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0__25__20_-_20_Akzent6" style:display-name="60 % - Akzent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usgabe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Berechnung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ingabe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rgebnis_20_1" style:display-name="Ergebnis 1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rklärender_20_Text" style:display-name="Erklärender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uro" style:family="table-cell" style:parent-style-name="Default" style:data-style-name="N112">
      <style:table-cell-properties fo:padding="0.071cm"/>
    </style:style>
    <style:style style:name="Standard_5f_FehlZählenwenn" style:display-name="Standard_FehlZählenwen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Verknüpfte_20_Zelle" style:display-name="Verknüpfte Zelle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ender_20_Text" style:display-name="Warnender Tex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elle_20_überprüfen" style:display-name="Zelle überprüfen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3" style:display-name="Überschrift 3" style:family="table-cell" style:parent-style-name="Default">
      <style:table-cell-properties fo:border-bottom="1.7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4" style:display-name="Überschrift 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5" style:display-name="Überschrift 5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-X="1" style:scale-to-Y="1" style:print="charts drawings headers objects zero-values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.00.0000</text:date>, <text:time style:data-style-name="N2" text:time-value="10:39:22.16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hlzählenwenn" style:display-name="PageStyle_fehlzählenwen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06-29T07:50:10.818000000</meta:creation-date>
    <dc:date>2022-05-21T10:47:35.181000000</dc:date>
    <meta:editing-duration>P1DT18H3M32S</meta:editing-duration>
    <meta:editing-cycles>20</meta:editing-cycles>
    <meta:generator>LibreOffice/7.2.6.2$Windows_X86_64 LibreOffice_project/b0ec3a565991f7569a5a7f5d24fed7f52653d754</meta:generator>
    <meta:document-statistic meta:table-count="2" meta:cell-count="20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text-underline-style="solid" style:text-underline-width="auto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066cm" svg:height="14.662cm" xlink:href=".." xlink:type="simple" chart:class="chart:bar" chart:style-name="ch1">
        <chart:title svg:x="7.42cm" svg:y="0.429cm" chart:style-name="ch2">
          <text:p>Zusammensetzung Arbeit, Krankheit,Fehltag, Urlaub</text:p>
        </chart:title>
        <chart:legend chart:legend-position="end" svg:x="23.353cm" svg:y="6.534cm" style:legend-expansion="high" chart:style-name="ch3"/>
        <chart:plot-area chart:style-name="ch4" table:cell-range-address="Anwesenheitsliste.A33:Anwesenheitsliste.A37 Anwesenheitsliste.D1:Anwesenheitsliste.F1 Anwesenheitsliste.D33:Anwesenheitsliste.F37" chart:data-source-has-labels="both" svg:x="1.532cm" svg:y="1.501cm" svg:width="21.3cm" svg:height="12.868cm">
          <chart:coordinate-region svg:x="2.153cm" svg:y="1.7cm" svg:width="20.679cm" svg:height="12.022cm"/>
          <chart:axis chart:dimension="x" chart:name="primary-x" chart:style-name="ch5" chartooo:axis-type="auto">
            <chartooo:date-scale/>
            <chart:categories table:cell-range-address="Anwesenheitsliste.A33:Anwesenheitsliste.A37"/>
          </chart:axis>
          <chart:axis chart:dimension="y" chart:name="primary-y" chart:style-name="ch6">
            <chart:title svg:x="0.451cm" svg:y="8.363cm" chart:style-name="ch7">
              <text:p>Tage</text:p>
            </chart:title>
            <chart:grid chart:style-name="ch8" chart:class="major"/>
          </chart:axis>
          <chart:series chart:style-name="ch9" chart:values-cell-range-address="Anwesenheitsliste.D33:Anwesenheitsliste.D37" chart:label-cell-address="Anwesenheitsliste.D1:Anwesenheitsliste.D1" chart:class="chart:bar">
            <chart:data-point chart:repeated="5"/>
          </chart:series>
          <chart:series chart:style-name="ch10" chart:values-cell-range-address="Anwesenheitsliste.E33:Anwesenheitsliste.E37" chart:label-cell-address="Anwesenheitsliste.E1:Anwesenheitsliste.E1" chart:class="chart:bar">
            <chart:data-point chart:repeated="5"/>
          </chart:series>
          <chart:series chart:style-name="ch11" chart:values-cell-range-address="Anwesenheitsliste.F33:Anwesenheitsliste.F37" chart:label-cell-address="Anwesenheitsliste.F1:Anwesenheitsliste.F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arbeiter A</text:p>
                <draw:g>
                  <svg:desc>Anwesenheitsliste.D1:Anwesenheitsliste.D1</svg:desc>
                </draw:g>
              </table:table-cell>
              <table:table-cell office:value-type="string">
                <text:p>Mitarbeiter B</text:p>
                <draw:g>
                  <svg:desc>Anwesenheitsliste.E1:Anwesenheitsliste.E1</svg:desc>
                </draw:g>
              </table:table-cell>
              <table:table-cell office:value-type="string">
                <text:p>Mitarbeiter C</text:p>
                <draw:g>
                  <svg:desc>Anwesenheitsliste.F1:Anwesenheitslist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wesenheitstage:</text:p>
                <draw:g>
                  <svg:desc>Anwesenheitsliste.A33:Anwesenheitsliste.A37</svg:desc>
                </draw:g>
              </table:table-cell>
              <table:table-cell office:value-type="float" office:value="13">
                <text:p>13</text:p>
                <draw:g>
                  <svg:desc>Anwesenheitsliste.D33:Anwesenheitsliste.D37</svg:desc>
                </draw:g>
              </table:table-cell>
              <table:table-cell office:value-type="float" office:value="16">
                <text:p>16</text:p>
                <draw:g>
                  <svg:desc>Anwesenheitsliste.E33:Anwesenheitsliste.E37</svg:desc>
                </draw:g>
              </table:table-cell>
              <table:table-cell office:value-type="float" office:value="19">
                <text:p>19</text:p>
                <draw:g>
                  <svg:desc>Anwesenheitsliste.F33:Anwesenheitsliste.F37</svg:desc>
                </draw:g>
              </table:table-cell>
            </table:table-row>
            <table:table-row>
              <table:table-cell office:value-type="string">
                <text:p>teilweise Anwesenheit: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rankheitstage: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rlaubstage: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onst. Fehltage: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